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ss_exc_indx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</table:table>
      <table:table table:name="pss_idx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</table:table>
      <table:table table:name="pss_mb_indx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</table:table>
      <table:table table:name="pss_sp_idx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</table:table>
      <table:table table:name="pss_T" table:style-name="ta1">
        <table:table-column table:style-name="co1" table:default-cell-style-name="Default"/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</table:table>
      <table:table table:name="pss_T2" table:style-name="ta1">
        <table:table-column table:style-name="co1" table:default-cell-style-name="Default"/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</table:table>
      <table:table table:name="pss_T4" table:style-name="ta1">
        <table:table-column table:style-name="co1" table:default-cell-style-name="Default"/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</table:table-row>
      </table:table>
      <table:table table:name="pss_T4_idx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</table:table>
      <table:table table:name="other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_ps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pss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21:29:44.407095325</meta:creation-date>
    <meta:generator>LibreOffice/7.3.7.2$Linux_X86_64 LibreOffice_project/30$Build-2</meta:generator>
    <dc:date>2025-01-23T21:37:24.413697969</dc:date>
    <meta:editing-duration>PT7M40S</meta:editing-duration>
    <meta:editing-cycles>1</meta:editing-cycles>
    <meta:document-statistic meta:table-count="9" meta:cell-count="36" meta:object-count="0"/>
  </office:meta>
</office:document-meta>
</file>